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8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8cm"/>
    </style:style>
    <style:style style:name="pr5" style:family="presentation" style:parent-style-name="Default-outline1">
      <style:graphic-properties fo:min-height="11.929cm"/>
    </style:style>
    <style:style style:name="pr6" style:family="presentation" style:parent-style-name="Default-title">
      <style:graphic-properties fo:min-height="2.465cm"/>
    </style:style>
    <style:style style:name="P1" style:family="paragraph">
      <style:paragraph-properties fo:text-align="start"/>
    </style:style>
    <style:style style:name="P2" style:family="paragraph">
      <style:text-properties fo:font-size="20pt"/>
    </style:style>
    <style:style style:name="P3" style:family="paragraph">
      <style:paragraph-properties fo:text-align="start"/>
      <style:text-properties fo:font-size="32pt"/>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style:text-underline-style="solid" style:text-underline-width="auto" style:text-und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Kernel module</text:p>
          </draw:text-box>
        </draw:frame>
        <draw:frame presentation:style-name="pr2" draw:text-style-name="P1" draw:layer="layout" svg:width="24.639cm" svg:height="15.193cm" svg:x="1.4cm" svg:y="3.407cm" presentation:class="subtitle" presentation:user-transformed="true">
          <draw:text-box>
            <text:p text:style-name="P1">Part of code that can be loaded on demand</text:p>
            <text:p text:style-name="P1">They are located in /lib/modules and have had the extension .ko ("kernel object") </text:p>
            <text:p text:style-name="P1"><text:s/>The lsmod command lists the loaded kernel modules. In emergency cases, when the system fails to boot due to e.g. broken modules, specific modules can be enabled or disabled by modifying the kernel boot parameters list (for example, if using GRUB, by pressing 'e' in the GRUB start menu, then editing the kernel parameter line).</text:p>
            <text:p text:style-name="P1"/>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text:tab/></text:p>
          </draw:text-box>
        </draw:frame>
        <draw:frame presentation:style-name="pr4" draw:layer="layout" svg:width="24.639cm" svg:height="12.178cm" svg:x="1.4cm" svg:y="4.914cm" presentation:class="outline">
          <draw:text-box>
            <text:list text:style-name="L2">
              <text:list-item>
                <text:p>Advantages[edit]</text:p>
              </text:list-item>
              <text:list-item>
                <text:p/>
              </text:list-item>
              <text:list-item>
                <text:p>Without loadable kernel modules, an operating system would have to include all possible anticipated functionality already compiled directly into the base kernel. Much of that functionality would reside in memory without being used, wasting memory, and would require that users rebuild and reboot the base kernel every time they require new functionality. Most operating systems supporting loadable kernel modules will include modules to support most desired functionality.</text:p>
              </text:list-item>
            </text:list>
          </draw:text-box>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4.639cm" svg:height="12.178cm" svg:x="1.4cm" svg:y="4.914cm" presentation:class="outline">
          <draw:text-box>
            <text:list text:style-name="L2">
              <text:list-item>
                <text:p>Disadvantages[edit]</text:p>
              </text:list-item>
              <text:list-item>
                <text:p/>
              </text:list-item>
              <text:list-item>
                <text:p>One minor criticism of preferring a modular kernel over a static kernel is the so-called Fragmentation Penalty. The base kernel is always unpacked into real contiguous memory by its setup routines; so, the base kernel code is never fragmented. Once the system is in a state where modules may be inserted—for example, once the filesystems have been mounted that contain the modules—it is probable that any new kernel code insertion will cause the kernel to become fragmented, thereby introducing a minor performance penalty.[citation neede</text:p>
              </text:list-item>
            </text:list>
          </draw:text-box>
        </draw:frame>
        <presentation:notes draw:style-name="dp2">
          <draw:page-thumbnail draw:style-name="gr1"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4.639cm" svg:height="12.178cm" svg:x="1.4cm" svg:y="4.914cm" presentation:class="outline" presentation:user-transformed="true">
          <draw:text-box>
            <text:list text:style-name="L2">
              <text:list-item>
                <text:p>Getting your work into the kernel proper might require more work at first, but it is the</text:p>
                <text:p>preferred path because when your code is in the Linux kernel, the entire kernel commu-</text:p>
                <text:p>nity can help maintain and debug it.</text:p>
              </text:list-item>
              <text:list-item>
                <text:p/>
              </text:list-item>
            </text:list>
          </draw:text-box>
        </draw:frame>
        <presentation:notes draw:style-name="dp2">
          <draw:page-thumbnail draw:style-name="gr1" draw:layer="layout" svg:width="13.968cm" svg:height="10.476cm" svg:x="3.81cm" svg:y="2.123cm" draw:page-number="4" presentation:class="page"/>
          <draw:frame presentation:style-name="pr3"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5" draw:layer="layout" svg:width="25.655cm" svg:height="15.666cm" svg:x="1.482cm" svg:y="4.146cm" presentation:class="outline" presentation:user-transformed="true">
          <draw:text-box>
            <text:list text:style-name="L2">
              <text:list-item>
                <text:p>#include &lt;linux/module.h&gt;<text:tab/>/* Needed by all modules */</text:p>
                <text:p>#include &lt;linux/kernel.h&gt;<text:tab/>/* Needed for KERN_INFO */</text:p>
                <text:p/>
                <text:p>int init_module(void)</text:p>
                <text:p>{</text:p>
                <text:p>printk(KERN_INFO "Hello world 1.\n");</text:p>
                <text:p>return 0;</text:p>
                <text:p>}</text:p>
                <text:p/>
                <text:p>void cleanup_module(void)</text:p>
                <text:p>{</text:p>
                <text:p>printk(KERN_INFO "Goodbye world 1.\n");</text:p>
                <text:p>}</text:p>
              </text:list-item>
            </text:list>
          </draw:text-box>
        </draw:frame>
        <draw:frame presentation:style-name="pr6" draw:layer="layout" svg:width="25.199cm" svg:height="2.465cm" svg:x="1.401cm" svg:y="0.837cm" presentation:class="title" presentation:user-transformed="true">
          <draw:text-box>
            <text:p>Making c code of module</text:p>
          </draw:text-box>
        </draw:frame>
        <presentation:notes draw:style-name="dp2">
          <draw:page-thumbnail draw:style-name="gr1"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Compiling with make</text:p>
          </draw:text-box>
        </draw:frame>
        <draw:frame presentation:style-name="pr5" draw:layer="layout" svg:width="24.639cm" svg:height="12.179cm" svg:x="1.4cm" svg:y="4.914cm" presentation:class="outline">
          <draw:text-box>
            <text:list text:style-name="L2">
              <text:list-item>
                <text:p>For external module make Makefile with all the rules and place that in same directory as of c code</text:p>
              </text:list-item>
              <text:list-item>
                <text:p>Execute make command</text:p>
              </text:list-item>
              <text:list-item>
                <text:p>Contents of external make file contain syntax as,</text:p>
                <text:p><text:span text:style-name="T1"><text:s/></text:span><text:span text:style-name="T2">obj-m += hello-1.o</text:span></text:p>
                <text:p><text:span text:style-name="T2">all: <text:s text:c="3"/>make -C /lib/modules/$(shell uname -r)/build M=$(PWD) modules</text:span></text:p>
                <text:p><text:span text:style-name="T2">clean: <text:s/>make -C /lib/modules/$(shell uname -r)/build M=$(PWD) clean</text:span></text:p>
                <text:p><text:span text:style-name="T3"/></text:p>
              </text:list-item>
            </text:list>
          </draw:text-box>
        </draw:frame>
        <presentation:notes draw:style-name="dp2">
          <draw:page-thumbnail draw:style-name="gr1"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text-style-name="P3" draw:layer="layout" svg:width="24.639cm" svg:height="12.178cm" svg:x="1.4cm" svg:y="4.914cm" presentation:class="subtitle" presentation:user-transformed="true">
          <draw:text-box>
            <text:p text:style-name="P3">It means build driver called hello.ko (2.6.xx kernel) / hello.o (2.4.xx kernel).</text:p>
            <text:p text:style-name="P3"/>
            <text:p text:style-name="P3">obj = object</text:p>
            <text:p text:style-name="P3">m = module or driver</text:p>
            <text:p text:style-name="P3"/>
            <text:p text:style-name="P3">Let me know if you need any further assistance</text:p>
          </draw:text-box>
        </draw:frame>
        <presentation:notes draw:style-name="dp2">
          <draw:page-thumbnail draw:style-name="gr1" draw:layer="layout" svg:width="13.968cm" svg:height="10.476cm" svg:x="3.81cm" svg:y="2.123cm" draw:page-number="7" presentation:class="page"/>
          <draw:frame presentation:style-name="pr3"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5" draw:layer="layout" svg:width="24.639cm" svg:height="12.179cm" svg:x="1.4cm" svg:y="4.914cm" presentation:class="outline">
          <draw:text-box>
            <text:list text:style-name="L2">
              <text:list-item>
                <text:p>External make file does not need </text:p>
                <text:p><text:span text:style-name="T2">obj-m += hello-1.o</text:span></text:p>
              </text:list-item>
            </text:list>
          </draw:text-box>
        </draw:frame>
        <presentation:notes draw:style-name="dp2">
          <draw:page-thumbnail draw:style-name="gr1"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Inserting module</text:p>
          </draw:text-box>
        </draw:frame>
        <draw:frame presentation:style-name="pr5" draw:layer="layout" svg:width="24.639cm" svg:height="12.179cm" svg:x="1.4cm" svg:y="4.914cm" presentation:class="outline">
          <draw:text-box>
            <text:list text:style-name="L2">
              <text:list-item>
                <text:p>Insmod &lt;mudule_name&gt;.ko</text:p>
                <text:p>is executed to insert the module</text:p>
              </text:list-item>
              <text:list-item>
                <text:p>lsmod is used to see currently loaded modules</text:p>
              </text:list-item>
            </text:list>
          </draw:text-box>
        </draw:frame>
        <presentation:notes draw:style-name="dp2">
          <draw:page-thumbnail draw:style-name="gr1"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PREM </meta:initial-creator>
    <meta:creation-date>2013-06-13T10:53:17</meta:creation-date>
    <dc:date>2013-06-13T08:12:09</dc:date>
    <meta:editing-duration>PT1H17M1S</meta:editing-duration>
    <meta:editing-cycles>13</meta:editing-cycles>
    <meta:generator>LibreOffice/3.5$Linux_x86 LibreOffice_project/350m1$Build-2</meta:generator>
    <meta:document-statistic meta:object-count="56"/>
  </office:meta>
</office:document-meta>
</file>